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188" draw:gradient-step-count="0" draw:opacity="100%" draw:textarea-horizontal-align="justify" draw:textarea-vertical-align="middle" draw:auto-grow-height="false" fo:min-height="7.872cm" fo:min-width="7.622cm" style:protect="position size"/>
    </style:style>
    <style:style style:name="gr2" style:family="graphic" style:parent-style-name="objectwithoutfill">
      <style:graphic-properties draw:stroke="solid" svg:stroke-width="0.776cm" svg:stroke-color="#ffffff" draw:marker-start-width="0.994cm" draw:marker-end-width="0.994cm" svg:stroke-opacity="100%" svg:stroke-linecap="round" draw:fill="solid" draw:textarea-vertical-align="middle" fo:padding-top="0.508cm" fo:padding-bottom="0.508cm" fo:padding-left="0.633cm" fo:padding-right="0.633cm" draw:shadow="hidden" draw:shadow-offset-x="0.1cm" draw:shadow-offset-y="0.1cm"/>
    </style:style>
    <style:style style:name="gr3" style:family="graphic" style:parent-style-name="objectwithoutfill">
      <style:graphic-properties draw:stroke="solid" svg:stroke-width="0.776cm" svg:stroke-color="#ffffff" draw:marker-start-width="0.994cm" draw:marker-end-width="0.994cm" svg:stroke-opacity="100%" svg:stroke-linecap="round" draw:fill="solid" draw:textarea-vertical-align="middle" fo:padding-top="0.507cm" fo:padding-bottom="0.507cm" fo:padding-left="0.632cm" fo:padding-right="0.632cm"/>
    </style:style>
    <style:style style:name="gr4" style:family="graphic" style:parent-style-name="standard">
      <style:graphic-properties draw:stroke="solid" svg:stroke-width="0.776cm" svg:stroke-color="#ffffff" draw:marker-start-width="0.994cm" draw:marker-end-width="0.994cm" svg:stroke-opacity="100%" svg:stroke-linecap="round" draw:textarea-vertical-align="middle" fo:padding-top="0.508cm" fo:padding-bottom="0.508cm" fo:padding-left="0.633cm" fo:padding-right="0.633cm"/>
    </style:style>
    <style:style style:name="P1" style:family="paragraph">
      <loext:graphic-properties draw:fill="gradient" draw:fill-color="#729fcf" draw:fill-gradient-name="Gradient_20_188" draw:gradient-step-count="0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9cm" svg:height="9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2cm" svg:y1="3.8cm" svg:x2="3.193cm" svg:y2="7.5cm">
          <text:p/>
        </draw:line>
        <draw:line draw:style-name="gr3" draw:text-style-name="P2" draw:layer="layout" svg:x1="4.334cm" svg:y1="5.542cm" svg:x2="3.3cm" svg:y2="7.5cm">
          <text:p/>
        </draw:line>
        <draw:ellipse draw:style-name="gr4" draw:text-style-name="P3" draw:layer="layout" svg:width="8.557cm" svg:height="6.12cm" svg:x="-0.407cm" svg:y="1.6cm" draw:kind="arc" draw:start-angle="291.82" draw:end-angle="138.83">
          <text:p/>
        </draw:ellipse>
        <draw:line draw:style-name="gr3" draw:text-style-name="P2" draw:layer="layout" svg:x1="4.4cm" svg:y1="5.542cm" svg:x2="5.434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68" draw:display-name="Gradient 168" draw:style="linear" draw:start-color="#2a6099" draw:end-color="#b4c7dc" draw:start-intensity="100%" draw:end-intensity="100%" draw:angle="1030" draw:border="0%"/>
    <draw:gradient draw:name="Gradient_20_169" draw:display-name="Gradient 169" draw:style="linear" draw:start-color="#2a6099" draw:end-color="#b4c7dc" draw:start-intensity="100%" draw:end-intensity="100%" draw:angle="1040" draw:border="0%"/>
    <draw:gradient draw:name="Gradient_20_170" draw:display-name="Gradient 170" draw:style="linear" draw:start-color="#2a6099" draw:end-color="#b4c7dc" draw:start-intensity="100%" draw:end-intensity="100%" draw:angle="1050" draw:border="0%"/>
    <draw:gradient draw:name="Gradient_20_171" draw:display-name="Gradient 171" draw:style="linear" draw:start-color="#2a6099" draw:end-color="#b4c7dc" draw:start-intensity="100%" draw:end-intensity="100%" draw:angle="1060" draw:border="0%"/>
    <draw:gradient draw:name="Gradient_20_172" draw:display-name="Gradient 172" draw:style="linear" draw:start-color="#2a6099" draw:end-color="#b4c7dc" draw:start-intensity="100%" draw:end-intensity="100%" draw:angle="1070" draw:border="0%"/>
    <draw:gradient draw:name="Gradient_20_173" draw:display-name="Gradient 173" draw:style="linear" draw:start-color="#2a6099" draw:end-color="#b4c7dc" draw:start-intensity="100%" draw:end-intensity="100%" draw:angle="1080" draw:border="0%"/>
    <draw:gradient draw:name="Gradient_20_174" draw:display-name="Gradient 174" draw:style="linear" draw:start-color="#2a6099" draw:end-color="#b4c7dc" draw:start-intensity="100%" draw:end-intensity="100%" draw:angle="1090" draw:border="0%"/>
    <draw:gradient draw:name="Gradient_20_175" draw:display-name="Gradient 175" draw:style="linear" draw:start-color="#2a6099" draw:end-color="#b4c7dc" draw:start-intensity="100%" draw:end-intensity="100%" draw:angle="1100" draw:border="0%"/>
    <draw:gradient draw:name="Gradient_20_176" draw:display-name="Gradient 176" draw:style="linear" draw:start-color="#2a6099" draw:end-color="#b4c7dc" draw:start-intensity="100%" draw:end-intensity="100%" draw:angle="1110" draw:border="0%"/>
    <draw:gradient draw:name="Gradient_20_177" draw:display-name="Gradient 177" draw:style="linear" draw:start-color="#2a6099" draw:end-color="#b4c7dc" draw:start-intensity="100%" draw:end-intensity="100%" draw:angle="1120" draw:border="0%"/>
    <draw:gradient draw:name="Gradient_20_178" draw:display-name="Gradient 178" draw:style="linear" draw:start-color="#2a6099" draw:end-color="#b4c7dc" draw:start-intensity="100%" draw:end-intensity="100%" draw:angle="1130" draw:border="0%"/>
    <draw:gradient draw:name="Gradient_20_179" draw:display-name="Gradient 179" draw:style="linear" draw:start-color="#2a6099" draw:end-color="#b4c7dc" draw:start-intensity="100%" draw:end-intensity="100%" draw:angle="1140" draw:border="0%"/>
    <draw:gradient draw:name="Gradient_20_180" draw:display-name="Gradient 180" draw:style="linear" draw:start-color="#2a6099" draw:end-color="#b4c7dc" draw:start-intensity="100%" draw:end-intensity="100%" draw:angle="1150" draw:border="0%"/>
    <draw:gradient draw:name="Gradient_20_181" draw:display-name="Gradient 181" draw:style="linear" draw:start-color="#2a6099" draw:end-color="#b4c7dc" draw:start-intensity="100%" draw:end-intensity="100%" draw:angle="1160" draw:border="0%"/>
    <draw:gradient draw:name="Gradient_20_182" draw:display-name="Gradient 182" draw:style="linear" draw:start-color="#2a6099" draw:end-color="#b4c7dc" draw:start-intensity="100%" draw:end-intensity="100%" draw:angle="1170" draw:border="0%"/>
    <draw:gradient draw:name="Gradient_20_183" draw:display-name="Gradient 183" draw:style="linear" draw:start-color="#2a6099" draw:end-color="#b4c7dc" draw:start-intensity="100%" draw:end-intensity="100%" draw:angle="1180" draw:border="0%"/>
    <draw:gradient draw:name="Gradient_20_184" draw:display-name="Gradient 184" draw:style="linear" draw:start-color="#2a6099" draw:end-color="#b4c7dc" draw:start-intensity="100%" draw:end-intensity="100%" draw:angle="1190" draw:border="0%"/>
    <draw:gradient draw:name="Gradient_20_185" draw:display-name="Gradient 185" draw:style="linear" draw:start-color="#2a6099" draw:end-color="#b4c7dc" draw:start-intensity="100%" draw:end-intensity="100%" draw:angle="20" draw:border="0%"/>
    <draw:gradient draw:name="Gradient_20_186" draw:display-name="Gradient 186" draw:style="linear" draw:start-color="#2a6099" draw:end-color="#b4c7dc" draw:start-intensity="100%" draw:end-intensity="100%" draw:angle="210" draw:border="0%"/>
    <draw:gradient draw:name="Gradient_20_187" draw:display-name="Gradient 187" draw:style="linear" draw:start-color="#2a6099" draw:end-color="#b4c7dc" draw:start-intensity="100%" draw:end-intensity="100%" draw:angle="2100" draw:border="0%"/>
    <draw:gradient draw:name="Gradient_20_188" draw:display-name="Gradient 188" draw:style="linear" draw:start-color="#2a6099" draw:end-color="#b4c7dc" draw:start-intensity="100%" draw:end-intensity="100%" draw:angle="2100" draw:border="5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6:28:24.833181985</meta:creation-date>
    <dc:date>2020-12-12T17:45:03.323257236</dc:date>
    <meta:editing-duration>PT10M55S</meta:editing-duration>
    <meta:editing-cycles>2</meta:editing-cycles>
    <meta:generator>LibreOffice/6.4.6.2$Linux_X86_64 LibreOffice_project/40$Build-2</meta:generator>
    <meta:document-statistic meta:object-count="5"/>
  </office:meta>
</office:document-meta>
</file>